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laboration Plan</text:p>
      <text:p text:style-name="P2"/>
      <text:p text:style-name="P3"><text:tab/>Weekly Meetings with the mentor will take place on Mondays at 4:30pm at Fit 324. <text:s/>If a team member cannot attend then Skype can be used as an alternative, or one member who is present will send out an overview of what occurred during the meeting. <text:s/>Meetings between team members may be done by request, the primary form of communication is either email or through Google hangou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6T15:11:45.39</meta:creation-date>
    <meta:document-statistic meta:table-count="0" meta:image-count="0" meta:object-count="0" meta:page-count="1" meta:paragraph-count="2" meta:word-count="69" meta:character-count="398"/>
    <dc:date>2016-02-06T15:17:38.39</dc:date>
    <meta:editing-duration>PT5M53S</meta:editing-duration>
    <meta:editing-cycles>1</meta:editing-cycles>
    <meta:generator>OpenOffice/4.1.1$Win32 OpenOffice.org_project/411m6$Build-9775</meta:generator>
  </office:meta>
</office:document-meta>
</file>